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5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00])" office:value-type="float" office:value="169.83" calcext:value-type="float">
            <text:p>169.83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0 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3]*[.J13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4]*[.J1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2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5]*[.J15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6]*[.J16]" office:value-type="float" office:value="7.43" calcext:value-type="float">
            <text:p>7.4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17]*[.J17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18]*[.J1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0]*[.J20]" office:value-type="float" office:value="1.02" calcext:value-type="float">
            <text:p>1.0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4"/>
          <table:table-cell/>
          <table:table-cell table:formula="of:=[.C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22]*[.J22]" office:value-type="float" office:value="16.42" calcext:value-type="float">
            <text:p>16.42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,2</text:p>
          </table:table-cell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3]*[.J23]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24]*[.J2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5]*[.J2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6]*[.J2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27]*[.J2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28]*[.J2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29]*[.J2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30]*[.J3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32]*[.J32]" office:value-type="float" office:value="3.45" calcext:value-type="float">
            <text:p>3.45</text:p>
          </table:table-cell>
          <table:table-cell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23:03:29.874564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2T23:37:46.537587799</dc:date>
    <meta:editing-duration>PT6H46M21S</meta:editing-duration>
    <meta:editing-cycles>30</meta:editing-cycles>
    <meta:generator>LibreOffice/4.4.2.2$Linux_X86_64 LibreOffice_project/40m0$Build-2</meta:generator>
    <meta:document-statistic meta:table-count="1" meta:cell-count="234" meta:object-count="0"/>
  </office:meta>
</office:document-meta>
</file>